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/>
    <style:font-face style:name="DejaVu Math TeX Gyre" svg:font-family="'DejaVu Math TeX Gyre'"/>
    <style:font-face style:name="FreeSans" svg:font-family="FreeSans" style:font-family-generic="swiss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paragraph-rsid="00094bec" style:font-size-asian="17pt" style:font-weight-asian="bold" style:font-size-complex="17pt" style:font-weight-complex="bold"/>
    </style:style>
    <style:style style:name="P2" style:family="paragraph" style:parent-style-name="Standard">
      <style:text-properties fo:font-size="15pt" officeooo:paragraph-rsid="00094bec" style:font-size-asian="17pt" style:font-size-complex="17pt"/>
    </style:style>
    <style:style style:name="P3" style:family="paragraph" style:parent-style-name="Standard">
      <style:text-properties fo:font-size="15pt" officeooo:paragraph-rsid="000bfc00" style:font-size-asian="17pt" style:font-size-complex="17pt"/>
    </style:style>
    <style:style style:name="P4" style:family="paragraph" style:parent-style-name="Standard">
      <style:text-properties fo:font-size="15pt" officeooo:paragraph-rsid="000c2d70" style:font-size-asian="17pt" style:font-size-complex="17pt"/>
    </style:style>
    <style:style style:name="P5" style:family="paragraph" style:parent-style-name="Standard">
      <style:text-properties fo:font-size="15pt" officeooo:paragraph-rsid="000dbde9" style:font-size-asian="17pt" style:font-size-complex="17pt"/>
    </style:style>
    <style:style style:name="P6" style:family="paragraph" style:parent-style-name="Standard">
      <style:text-properties fo:font-size="15pt" officeooo:paragraph-rsid="000f7bf4" style:font-size-asian="17pt" style:font-size-complex="17pt"/>
    </style:style>
    <style:style style:name="T1" style:family="text">
      <style:text-properties style:font-name="DejaVu Math TeX Gyre" officeooo:rsid="00094bec" style:font-name-asian="DejaVu Math TeX Gyre" style:font-name-complex="DejaVu Math TeX Gyre"/>
    </style:style>
    <style:style style:name="T2" style:family="text">
      <style:text-properties style:font-name="DejaVu Math TeX Gyre" officeooo:rsid="000a02f6" style:font-name-asian="DejaVu Math TeX Gyre" style:font-name-complex="DejaVu Math TeX Gyre"/>
    </style:style>
    <style:style style:name="T3" style:family="text">
      <style:text-properties style:font-name="DejaVu Math TeX Gyre" fo:font-size="17pt" officeooo:rsid="00094bec" style:font-name-asian="DejaVu Math TeX Gyre" style:font-size-asian="17pt" style:font-name-complex="DejaVu Math TeX Gyre" style:font-size-complex="17pt"/>
    </style:style>
    <style:style style:name="T4" style:family="text">
      <style:text-properties officeooo:rsid="000a076c"/>
    </style:style>
    <style:style style:name="T5" style:family="text">
      <style:text-properties fo:font-size="15pt" style:font-size-asian="17pt" style:font-size-complex="17pt"/>
    </style:style>
    <style:style style:name="T6" style:family="text">
      <style:text-properties officeooo:rsid="000c6b7e"/>
    </style:style>
    <style:style style:name="T7" style:family="text">
      <style:text-properties officeooo:rsid="000d7c6c"/>
    </style:style>
    <style:style style:name="T8" style:family="text">
      <style:text-properties officeooo:rsid="000de9ec"/>
    </style:style>
    <style:style style:name="T9" style:family="text">
      <style:text-properties officeooo:rsid="000e41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wlv</text:p>
      <text:p text:style-name="P2"><text:tab/><text:span text:style-name="T1">⌙</text:span> metadata</text:p>
      <text:p text:style-name="P6"><text:tab/><text:span text:style-name="T1">⌙</text:span> <text:span text:style-name="T9">( </text:span>label<text:span text:style-name="T7">Group </text:span><text:span text:style-name="T1">⌙</text:span> label <text:span text:style-name="T1">⌙</text:span> label <text:span text:style-name="T9">)</text:span></text:p>
      <text:p text:style-name="P5"><text:tab/><text:span text:style-name="T1">⌙</text:span> label</text:p>
      <text:p text:style-name="P2"><text:tab/><text:tab/><text:span text:style-name="T1">⌙</text:span> physical (@sizeH, @sizeV, @shape, @material)</text:p>
      <text:p text:style-name="P2"><text:tab/><text:tab/><text:span text:style-name="T1">⌙</text:span> visual</text:p>
      <text:p text:style-name="P2"><text:tab/><text:tab/><text:tab/><text:span text:style-name="T1">⌙</text:span> frame (@frameType, @frameStyle, @frameColor)</text:p>
      <text:p text:style-name="P2"><text:tab/><text:tab/><text:tab/><text:span text:style-name="T1">⌙</text:span> background (@backgroundStyle)</text:p>
      <text:p text:style-name="P2"><text:s text:c="9"/><text:tab/><text:tab/><text:span text:style-name="T1">⌙</text:span> figure (@figureNum, @figureType, @figurePosition)</text:p>
      <text:p text:style-name="P2"><text:s text:c="8"/><text:tab/><text:span text:style-name="T1">⌙</text:span> textual</text:p>
      <text:p text:style-name="P2"><text:span text:style-name="T1"><text:tab/><text:tab/><text:tab/>⌙ </text:span>wineMillesime (@wineMillesimeNorm)</text:p>
      <text:p text:style-name="P3"><text:span text:style-name="T1"><text:tab/><text:tab/><text:tab/>⌙</text:span> location (@locationType, @locationRole, @locationNorm, <text:s/>@locationRegNr, @ref, @uri)</text:p>
      <text:p text:style-name="P3"><text:span text:style-name="T1"><text:tab/><text:tab/><text:tab/>⌙</text:span> agent (@agentRole, @ref, @uri)</text:p>
      <text:p text:style-name="P3"><text:span text:style-name="T1"><text:tab/><text:tab/><text:tab/>⌙</text:span> wineName (@wineNameType, @wineNameNorm, <text:span text:style-name="T4">@</text:span>ref, @uri, @wdw)</text:p>
      <text:p text:style-name="P4"><text:span text:style-name="T1"><text:tab/><text:tab/><text:tab/><text:tab/>⌙</text:span> location <text:span text:style-name="T6">(see above)</text:span></text:p>
      <text:p text:style-name="P4"><text:span text:style-name="T1"><text:tab/><text:tab/><text:tab/><text:tab/>⌙</text:span> agent <text:span text:style-name="T6">(see above)</text:span></text:p>
      <text:p text:style-name="P4"><text:span text:style-name="T1"><text:tab/><text:tab/><text:tab/>⌙ </text:span><text:span text:style-name="T2">[...]</text:span></text:p>
      <text:p text:style-name="P2"><text:span text:style-name="T1"><text:tab/><text:tab/>⌙ </text:span>comments (text)</text:p>
      <text:p text:style-name="P2"><text:span text:style-name="T1"><text:tab/><text:tab/>⌙ </text:span>provenance</text:p>
      <text:p text:style-name="P2"><text:span text:style-name="T1"><text:tab/><text:tab/><text:tab/>⌙</text:span> dating</text:p>
      <text:p text:style-name="P2"><text:span text:style-name="T1"><text:tab/><text:tab/><text:tab/>⌙</text:span> source</text:p>
      <text:p text:style-name="P2"><text:span text:style-name="T1"><text:tab/><text:tab/><text:tab/>⌙</text:span> scan</text:p>
      <text:p text:style-name="P2"><text:span text:style-name="T1"><text:tab/><text:tab/><text:tab/>⌙</text:span> conservation</text:p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/>
    <style:font-face style:name="DejaVu Math TeX Gyre" svg:font-family="'DejaVu Math TeX Gyre'"/>
    <style:font-face style:name="FreeSans" svg:font-family="FreeSans" style:font-family-generic="swiss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loext:opacity="0%" style:font-name="Alegreya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FreeSans" fo:font-family="FreeSans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f Schöch</meta:initial-creator>
    <meta:creation-date>2022-01-16T13:19:36.584227932</meta:creation-date>
    <dc:date>2022-01-16T13:31:03.793074076</dc:date>
    <dc:creator>Christof Schöch</dc:creator>
    <meta:editing-duration>PT11M22S</meta:editing-duration>
    <meta:editing-cycles>13</meta:editing-cycles>
    <meta:generator>LibreOffice/7.2.3.2$Linux_X86_64 LibreOffice_project/20$Build-2</meta:generator>
    <meta:document-statistic meta:table-count="0" meta:image-count="0" meta:object-count="0" meta:page-count="2" meta:paragraph-count="23" meta:word-count="82" meta:character-count="640" meta:non-whitespace-character-count="508"/>
  </office:meta>
</office:document-meta>
</file>